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left="0.3055in" fo:margin-right="0.3055in" fo:margin-top="0.111in" fo:margin-bottom="0.2638in" loext:contextual-spacing="false" fo:line-height="100%" fo:text-align="justify" style:justify-single-word="false" fo:text-indent="0in" style:auto-text-indent="false" fo:background-color="#ffffff" fo:padding="0in" fo:border="none"/>
    </style:style>
    <style:style style:name="P2" style:family="paragraph" style:parent-style-name="Standard">
      <loext:graphic-properties draw:fill="solid" draw:fill-color="#ffffff"/>
      <style:paragraph-properties fo:margin-left="0.3055in" fo:margin-right="0.3055in" fo:margin-top="0.111in" fo:margin-bottom="0.111in" loext:contextual-spacing="false" fo:line-height="100%" fo:text-indent="0in" style:auto-text-indent="false" fo:background-color="#ffffff"/>
    </style:style>
    <style:style style:name="P3" style:family="paragraph" style:parent-style-name="Heading_20_1" style:master-page-name="Standard">
      <loext:graphic-properties draw:fill="solid" draw:fill-color="#ffffff"/>
      <style:paragraph-properties fo:margin-top="0in" fo:margin-bottom="0in" loext:contextual-spacing="false" fo:line-height="128%" fo:text-align="center" style:justify-single-word="false" fo:keep-together="auto" style:page-number="1" fo:background-color="#ffffff" fo:padding="0in" fo:border="none" fo:keep-with-next="auto"/>
    </style:style>
    <style:style style:name="P4" style:family="paragraph" style:parent-style-name="Heading_20_5">
      <loext:graphic-properties draw:fill="solid" draw:fill-color="#ffffff"/>
      <style:paragraph-properties fo:margin-left="0.111in" fo:margin-right="0.111in" fo:margin-top="0.0555in" fo:margin-bottom="0.2083in" loext:contextual-spacing="false" fo:line-height="116%" fo:text-align="center" style:justify-single-word="false" fo:keep-together="auto" fo:text-indent="0in" style:auto-text-indent="false" fo:background-color="#ffffff" fo:padding="0in" fo:border="none" fo:keep-with-next="auto"/>
    </style:style>
    <style:style style:name="P5" style:family="paragraph" style:parent-style-name="Heading_20_4">
      <loext:graphic-properties draw:fill="solid" draw:fill-color="#ffffff"/>
      <style:paragraph-properties fo:margin-left="0.111in" fo:margin-right="0.111in" fo:margin-top="0.111in" fo:margin-bottom="0.0555in" loext:contextual-spacing="false" fo:line-height="128%" fo:text-align="center" style:justify-single-word="false" fo:keep-together="auto" fo:text-indent="0in" style:auto-text-indent="false" fo:background-color="#ffffff" fo:padding="0in" fo:border="none" fo:keep-with-next="auto"/>
    </style:style>
    <style:style style:name="P6" style:family="paragraph">
      <loext:graphic-properties draw:fill="solid" draw:fill-color="#a0a0a0"/>
      <style:paragraph-properties fo:text-align="center"/>
    </style:style>
    <style:style style:name="T1" style:family="text">
      <style:text-properties fo:font-size="52.5pt" style:font-size-asian="52.5pt" style:font-size-complex="52.5pt"/>
    </style:style>
    <style:style style:name="T2" style:family="text">
      <style:text-properties fo:color="#000000" fo:font-size="10.5pt" fo:font-style="italic" style:font-size-asian="10.5pt" style:font-style-asian="italic" style:font-size-complex="10.5pt"/>
    </style:style>
    <style:style style:name="T3" style:family="text">
      <style:text-properties fo:color="#000000" fo:font-size="9pt" style:font-size-asian="9pt" style:font-size-complex="9pt"/>
    </style:style>
    <style:style style:name="T4" style:family="text">
      <style:text-properties fo:font-size="10.5pt" style:font-size-asian="10.5pt" style:font-size-complex="10.5pt"/>
    </style:style>
    <style:style style:name="T5" style:family="text">
      <style:text-properties fo:font-size="10.5pt" fo:font-weight="bold" style:font-size-asian="10.5pt" style:font-weight-asian="bold" style:font-size-complex="10.5pt"/>
    </style:style>
    <style:style style:name="T6" style:family="text">
      <style:text-properties fo:font-size="10.5pt" style:text-underline-style="solid" style:text-underline-width="auto" style:text-underline-color="font-color" fo:font-weight="bold" style:font-size-asian="10.5pt" style:font-weight-asian="bold" style:font-size-complex="10.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hm1748ex43wi"/><text:span text:style-name="T1">Lorem Ipsum</text:span></text:p>
      <text:p text:style-name="P5"><text:bookmark text:name="_7qc2uy8cgude"/><text:span text:style-name="T2">"Neque porro quisquam est qui dolorem ipsum quia dolor sit amet, consectetur, adipisci velit..."</text:span></text:p>
      <text:p text:style-name="P4"><text:bookmark text:name="_bilq0wy1vins"/><text:span text:style-name="T3">"There is no one who loves pain itself, who seeks after it and wants to have it, simply because it is pain..."</text:span></text:p>
      <text:p text:style-name="Standard"><draw:rect text:anchor-type="as-char" style:rel-width="100%" draw:z-index="0" draw:style-name="gr1" draw:text-style-name="P6" svg:width="0.0012in" svg:height="0.0213in"><text:p/></draw:rect></text:p>
      <text:p text:style-name="P1"><text:span text:style-name="T4">Lorem ipsum dolor sit amet, consectetur adipiscing elit. Morbi accumsan, orci in fermentum imperdiet, turpis nisl bibendum nibh, in facilisis ipsum ligula mattis eros. Maecenas commodo eu nisl et iaculis. Nulla facilisi. Mauris id urna vestibulum, convallis turpis ac, aliquet urna. Aenean tincidunt a nibh in iaculis. Nullam nisl ligula, vestibulum id posuere pretium, tempor nec quam. Mauris eleifend tempus dolor. Phasellus egestas placerat ornare. Ut mauris mauris, varius non commodo eget, hendrerit ac erat. Sed magna est, cursus vitae semper id, dictum sed tortor. Praesent maximus luctus arcu, eu commodo nunc hendrerit ac. Praesent ac cursus odio. Aenean vitae scelerisque ligula. Morbi a libero velit. Suspendisse sed nisi a magna lobortis porta id eget ex. Pellentesque at consequat tellus.</text:span></text:p>
      <text:p text:style-name="P1"><text:span text:style-name="T4">Morbi vel feugiat enim. Aliquam auctor massa lacus, at convallis ipsum pretium quis. Aliquam lacus nisi, efficitur et congue sit amet, maximus non orci. Nulla convallis gravida nunc et posuere. Morbi ornare risus in suscipit tincidunt. Nunc eget dignissim urna. Vivamus sit amet laoreet elit, in ullamcorper dolor. Nullam ut justo ac velit tristique vulputate at id odio. Mauris ultricies vulputate ex, at consectetur justo consectetur vel. Suspendisse non sem vel leo dapibus mollis eu non velit. Donec semper consequat magna, nec auctor nibh aliquet ac. Morbi lobortis nisi at dapibus ultricies. Donec maximus mauris felis, vitae congue ante rhoncus accumsan. In vel mauris ut urna semper vestibulum.</text:span></text:p>
      <text:p text:style-name="P1"><text:span text:style-name="T4">Curabitur ut mauris sem. Etiam ut turpis convallis nisl vulputate vehicula. Vivamus ornare nulla nec orci consectetur feugiat. Sed ut tellus ultrices, imperdiet nisl eu, hendrerit purus. Donec ut tristique nibh. Aenean in ex in augue malesuada vulputate ac sit amet nulla. Nam ut malesuada lectus, eu ullamcorper turpis. Morbi cursus ante est, ac efficitur magna ultrices ut. Sed eu aliquam urna. Vestibulum ante ipsum primis in faucibus orci luctus et ultrices posuere cubilia curae; Maecenas vestibulum mattis leo at posuere.</text:span></text:p>
      <text:p text:style-name="P1"><text:span text:style-name="T4">Nulla dignissim congue fringilla. Morbi vitae mattis ligula. Etiam et laoreet erat. Vestibulum ante ipsum primis in faucibus orci luctus et ultrices posuere cubilia curae; Proin placerat eu nisl ut sodales. Ut leo velit, iaculis quis turpis in, porta aliquam odio. Proin urna libero, consequat et viverra non, hendrerit et elit. Suspendisse potenti.</text:span></text:p>
      <text:p text:style-name="P1"><text:span text:style-name="T4">Nulla hendrerit dolor imperdiet mi iaculis pharetra euismod eu neque. Vivamus ante leo, iaculis quis semper eu, congue vel lorem. Nulla sed sodales sem. Integer aliquet quam ut dui mattis malesuada. Aliquam a nibh tortor. Cras commodo hendrerit lorem a vulputate. Cras pulvinar quam at gravida aliquet. Nullam molestie porttitor est, ut egestas arcu hendrerit nec. Ut posuere dignissim massa ac lobortis. Morbi facilisis ipsum euismod laoreet egestas. Quisque luctus diam tellus, vitae ultrices justo convallis non. Cras augue tortor, ultricies sit amet nunc at, fermentum rhoncus justo. Nam viverra malesuada urna, a condimentum ante mollis nec. Pellentesque consectetur feugiat quam at consequat. In blandit laoreet ligula, id convallis enim condimentum eu.</text:span></text:p>
      <text:p text:style-name="P1"><text:span text:style-name="T4">Phasellus sit amet tincidunt ipsum. Donec imperdiet dolor diam, ac tincidunt ipsum sagittis at. Etiam hendrerit neque eu blandit scelerisque. Etiam sed lobortis ipsum. Proin hendrerit eget velit a pretium. Phasellus sed tellus et nibh blandit rutrum vestibulum in nulla. Aliquam sagittis iaculis felis, lobortis laoreet nisi facilisis at. Pellentesque habitant morbi tristique senectus et netus et malesuada fames ac turpis egestas. Nam orci risus, laoreet vel ipsum in, fringilla congue dolor. Sed malesuada mollis quam, a iaculis urna lacinia a. Ut ut nulla at sem commodo pellentesque. Mauris ut elit scelerisque, efficitur nisl vel, lobortis metus.</text:span></text:p>
      <text:p text:style-name="P1"><text:span text:style-name="T4">Donec condimentum, tortor et pellentesque porta, lorem leo ullamcorper nunc, id suscipit lacus ligula eget dui. Vestibulum rhoncus ligula id fringilla ullamcorper. Mauris ante massa, tristique eget urna vitae, iaculis cursus felis. Maecenas vestibulum finibus odio, id luctus dolor vestibulum sed. Etiam posuere sed arcu quis vulputate. Nullam nec condimentum eros. Cras ut viverra elit. Donec iaculis metus quis odio sollicitudin, ut volutpat massa euismod. Sed vitae orci at nunc rhoncus porta. Sed libero eros, ornare luctus urna at, rutrum eleifend ex. Ut malesuada, arcu at semper rhoncus, augue sem laoreet odio, non interdum leo odio eget nibh. Mauris non iaculis dui, non tempus justo. Cras quam mi, sodales eget vehicula id, molestie in lacus. Nulla maximus sit amet mauris eget hendrerit.</text:span></text:p>
      <text:p text:style-name="P1"><text:span text:style-name="T4">Nullam augue ex, laoreet id augue nec, feugiat auctor nisl. Mauris hendrerit ex sit amet nisl bibendum, at porta odio consequat. Ut ut ultrices neque. Phasellus sit amet hendrerit sem, sed porta lacus. Morbi vitae elit et tortor efficitur posuere. Suspendisse purus tortor, sagittis vitae consequat vel, finibus non justo. Phasellus placerat ornare nibh, eu congue quam iaculis in. Phasellus facilisis, nulla eget congue blandit, mauris dolor aliquet ipsum, quis hendrerit diam eros sit amet ipsum. Donec mattis feugiat sem quis gravida. Quisque at finibus nibh. Vivamus vulputate at turpis in pellentesque. Mauris lobortis nulla quis velit ultricies interdum. Nulla eleifend ex a vehicula dictum. Vestibulum quis justo at erat condimentum ultricies a eget tortor. In id vulputate erat, id suscipit libero. Vestibulum ante ipsum primis in faucibus orci luctus et ultrices posuere cubilia curae;</text:span></text:p>
      <text:p text:style-name="P1"><text:span text:style-name="T4">Aliquam tellus massa, sollicitudin sit amet semper quis, tempor sed purus. Orci varius natoque penatibus et magnis dis parturient montes, nascetur ridiculus mus. Nam eu interdum ipsum. Nunc congue nec lacus ac eleifend. Donec a pharetra erat, non porttitor mauris. Donec vel elit porta, blandit odio id, blandit magna. Donec maximus faucibus dolor, non convallis diam laoreet vel. Donec rhoncus, mi id luctus tempor, nulla felis ullamcorper metus, in laoreet elit ipsum ut diam. Nunc sed tortor ultrices, mollis mauris id, scelerisque nunc. Vivamus vel dictum risus, egestas feugiat nulla. In turpis massa, tristique quis lorem at, condimentum pretium tortor. Sed dictum scelerisque lacinia. Ut quis lacinia nisi.</text:span></text:p>
      <text:p text:style-name="P1"><text:span text:style-name="T4">Aenean viverra mauris neque, quis consectetur purus aliquet sed. Cras ac ornare orci. Morbi ac turpis in justo ullamcorper imperdiet quis et sapien. Nulla facilisi. Etiam convallis lorem vitae felis efficitur posuere. Integer et urna lobortis, eleifend mi a, imperdiet urna. In hac habitasse platea dictumst. Donec euismod arcu sit amet risus bibendum, quis dapibus nisl laoreet. Mauris tincidunt bibendum commodo. Vestibulum nec eros placerat sem consectetur tempor eu id eros. In blandit quis nibh et tempor.</text:span></text:p>
      <text:p text:style-name="P1"><text:span text:style-name="T4">Vestibulum ut augue a metus consequat accumsan. Aenean vel tortor varius, tristique turpis in, vulputate justo. Aenean fermentum cursus nisi, et ultrices justo dapibus et. Aenean vel ex sapien. Etiam vitae arcu ac enim sollicitudin faucibus. Curabitur vitae libero a justo ultricies molestie. Sed suscipit lorem ut interdum sollicitudin. Sed condimentum nisl at libero fringilla finibus. Etiam est arcu, congue in odio et, tincidunt ullamcorper risus. Duis eget placerat nulla, at molestie tortor. Aenean suscipit mattis mollis. Suspendisse mauris ex, scelerisque id lacinia quis, rutrum non erat. Pellentesque nec lorem mollis, pulvinar justo a, lacinia libero. Morbi odio lacus, commodo eget mattis ac, blandit non orci. Proin sed tempus erat, non mollis nisi.</text:span></text:p>
      <text:p text:style-name="P1"><text:span text:style-name="T4">Sed quis erat nec eros lobortis elementum id vel leo. Proin elementum risus ut libero pellentesque ornare. Integer volutpat lectus et libero accumsan vulputate. Vivamus eu orci mi. Mauris imperdiet, ex in ullamcorper mattis, ante velit suscipit massa, nec iaculis nisl nunc eu ante. Aenean bibendum massa et nisl pellentesque, ut posuere nibh rhoncus. Cras vestibulum est vel turpis aliquet mattis. Nulla eu nunc vitae augue pretium molestie eu id ligula. Fusce eu diam consequat augue aliquet luctus. Etiam turpis ante, mollis et tellus sed, molestie elementum ipsum. Nullam sed nisl vitae odio venenatis pulvinar et in nisl. Nulla a lorem quis est sodales dignissim et quis dui. Integer dui ligula, iaculis in libero in, efficitur mollis erat. Mauris tempus ligula ac purus pharetra dapibus. Sed viverra nisi lacus, ut egestas nisi interdum nec. Pellentesque habitant morbi tristique senectus et netus et malesuada fames ac turpis egestas.</text:span></text:p>
      <text:p text:style-name="P1"><text:span text:style-name="T4">Morbi quis nisi posuere, sollicitudin justo quis, dignissim augue. Duis vitae ornare lorem, vitae bibendum enim. Fusce varius sit amet ex ut volutpat. Proin pellentesque tristique ipsum, vel accumsan nibh luctus vel. In hac habitasse platea dictumst. Aenean euismod finibus nibh eget sodales. Curabitur augue dui, vulputate eget pharetra at, porttitor sed massa.</text:span></text:p>
      <text:p text:style-name="P1"><text:span text:style-name="T4">Praesent lobortis vulputate metus, eget vulputate dui pharetra eget. Aenean quis sagittis nulla. Integer vitae nisi porttitor, rhoncus est a, finibus diam. Sed a lacus ante. Quisque viverra malesuada magna, non lacinia est commodo sed. Proin fermentum, sem ut efficitur blandit, augue erat mollis massa, eu dapibus orci est et nulla. Maecenas et eros laoreet, molestie magna sed, placerat tellus. Vivamus ut facilisis orci. Integer ligula velit, viverra vel nunc id, posuere pulvinar sapien. Mauris vitae massa felis. Mauris molestie erat sit amet euismod lobortis. Aenean enim sapien, imperdiet vitae orci porttitor, consequat ullamcorper mi. Mauris non volutpat nibh. Donec aliquam nunc leo, sit amet laoreet lectus condimentum a.</text:span></text:p>
      <text:p text:style-name="P1"><text:span text:style-name="T4">Maecenas erat ex, rutrum ut elementum eu, tempus vel libero. Nulla eu viverra risus, in elementum lorem. Proin vel posuere sem. Aenean malesuada, ligula ac pretium luctus, ipsum sapien porta urna, sed imperdiet justo lectus et enim. Pellentesque gravida dignissim felis, ut condimentum libero consectetur sit amet. Curabitur venenatis posuere purus, sed rutrum augue pretium a. Vestibulum convallis tellus vitae erat commodo facilisis. Pellentesque tristique, massa vitae ornare dictum, ligula elit tempus urna, sit amet consequat libero libero ac nulla. Pellentesque habitant morbi tristique senectus et netus et malesuada fames ac turpis egestas. Suspendisse magna lorem, mollis ut euismod quis, luctus in sapien. Nullam fermentum metus eget risus lobortis semper. Praesent eget ipsum est. Praesent eu magna at sem consectetur viverra at vitae lorem.</text:span></text:p>
      <text:p text:style-name="P1"><text:span text:style-name="T4">Nullam eu ligula nec metus ultrices tincidunt. Morbi purus erat, placerat at orci vitae, pulvinar sodales tortor. Duis pulvinar dolor at orci ultrices ultrices. In nec mattis est. Vivamus euismod pellentesque gravida. In sem ipsum, dignissim vitae risus vitae, porta vestibulum felis. Nulla elementum commodo orci ut hendrerit. Duis eget orci tincidunt nisi accumsan pharetra. Integer malesuada feugiat odio, et finibus lacus aliquam vel. Aenean eget egestas dui. Sed at nisl volutpat, convallis tortor id, commodo magna. Cras et justo in erat tempor posuere vitae in odio. Vivamus dapibus felis quis tempor pharetra. Integer mattis velit a volutpat feugiat.</text:span></text:p>
      <text:p text:style-name="P1"><text:span text:style-name="T4">Maecenas tristique euismod odio, sit amet vehicula neque hendrerit nec. Nulla facilisi. Duis vestibulum scelerisque dictum. Suspendisse facilisis urna sed nunc tempus fringilla. Nam eget rhoncus orci. Vestibulum ante ipsum primis in faucibus orci luctus et ultrices posuere cubilia curae; Ut non auctor ex. In vel purus velit.</text:span></text:p>
      <text:p text:style-name="P1"><text:span text:style-name="T4">Sed fringilla ultrices ex, et egestas nulla imperdiet ac. Mauris dapibus, massa sed egestas tincidunt, nisi justo semper erat, eget tempor tellus velit vitae dui. Cras metus massa, condimentum et velit vestibulum, cursus sodales elit. Vestibulum id porta augue, vel viverra magna. Sed accumsan eros quis pulvinar vehicula. Etiam aliquet tellus quis justo aliquet, ac consectetur lectus porta. Mauris elementum consectetur suscipit. Fusce felis velit, volutpat vitae rutrum nec, iaculis eu dui. Ut ut lobortis eros. Phasellus urna arcu, condimentum posuere fringilla eu, sagittis in nisl. Sed eu est augue. In faucibus mauris molestie, convallis nibh ut, mollis tellus. Donec sodales, lectus vitae rutrum finibus, justo risus tincidunt eros, vitae bibendum sem magna non metus. Vestibulum tempus cursus odio, et commodo augue dapibus quis. Quisque facilisis, metus et consequat varius, nunc velit dictum nunc, sit amet posuere lacus mi posuere libero.</text:span></text:p>
      <text:p text:style-name="P1"><text:span text:style-name="T4">Donec aliquam dolor sit amet mi sollicitudin laoreet. Proin ac turpis odio. Aliquam vitae interdum sem, quis consectetur sapien. Etiam mollis est semper odio sodales, non volutpat erat luctus. Nunc consectetur auctor facilisis. Suspendisse potenti. Quisque non magna magna. Sed scelerisque non libero quis lacinia. Etiam condimentum magna porttitor, rhoncus purus ac, pretium mi. Ut et bibendum ligula. Morbi suscipit sapien ac rutrum consequat.</text:span></text:p>
      <text:p text:style-name="P1"><text:span text:style-name="T4">Quisque sit amet vestibulum ex. Etiam condimentum egestas orci, ut pellentesque quam posuere sit amet. Donec dapibus commodo massa, facilisis laoreet sapien consequat vitae. Etiam neque orci, pharetra sit amet ante vitae, iaculis fringilla nibh. Nullam mollis erat id tellus faucibus, a auctor felis sagittis. Proin rutrum nisl sit amet tincidunt condimentum. Suspendisse fringilla lacus est, eu molestie nulla tristique et. Aliquam lobortis ultrices interdum. Aenean augue justo, ultricies a ex eget, interdum ultrices justo.</text:span></text:p>
      <text:p text:style-name="P2"><text:span text:style-name="T5">Generated 20 paragraphs, 1986 words, 13259 bytes of </text:span><text:a xlink:type="simple" xlink:href="https://www.lipsum.com/" text:style-name="ListLabel_20_1" text:visited-style-name="ListLabel_20_1"><text:span text:style-name="T6">Lorem Ipsum</text:span></text:a></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5pt" style:text-underline-style="solid" style:text-underline-width="auto" style:text-underline-color="font-color" fo:font-weight="bold" style:font-size-asian="10.5pt" style:font-weight-asian="bold"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2034" meta:character-count="13539" meta:non-whitespace-character-count="11529"/>
    <meta:generator>LibreOfficeDev/6.0.5.2$Linux_X86_64 LibreOffice_project/</meta:generator>
  </office:meta>
</office:document-meta>
</file>